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shat" svg:font-family="Seshat" style:font-family-generic="modern" style:font-pitch="variable"/>
  </office:font-face-decls>
  <office:automatic-styles>
    <style:style style:name="P1" style:family="paragraph" style:parent-style-name="Standard">
      <style:text-properties style:font-name="Seshat" officeooo:paragraph-rsid="00128921"/>
    </style:style>
    <style:style style:name="P2" style:family="paragraph" style:parent-style-name="Standard">
      <style:text-properties style:font-name="Seshat" officeooo:rsid="00128921" officeooo:paragraph-rsid="00128921"/>
    </style:style>
    <style:style style:name="T1" style:family="text">
      <style:text-properties officeooo:rsid="0012ae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shat" svg:font-family="Seshat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08:17:52.118000000</meta:creation-date>
    <dc:date>2022-07-08T14:01:37.340000000</dc:date>
    <meta:editing-duration>PT9M19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